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ymbol" svg:font-family="Symbol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2pt" officeooo:rsid="001060df" officeooo:paragraph-rsid="001060d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.953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Standard">
      <style:paragraph-properties fo:margin-left="0.339cm" fo:margin-right="0cm" fo:text-align="center" style:justify-single-word="false" fo:text-indent="0.614cm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 style:list-style-name="WW8Num6">
      <style:text-properties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 style:list-style-name="WW8Num4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rsid="00134575" officeooo:paragraph-rsid="00134575" style:font-size-asian="12pt" style:font-name-complex="Times New Roman" style:font-size-complex="12pt"/>
    </style:style>
    <style:style style:name="P19" style:family="paragraph" style:parent-style-name="Standard" style:list-style-name="WW8Num4">
      <style:paragraph-properties fo:text-align="start" style:justify-single-word="false"/>
    </style:style>
    <style:style style:name="P20" style:family="paragraph" style:parent-style-name="Standard" style:list-style-name="WW8Num8">
      <style:paragraph-properties fo:text-align="start" style:justify-single-word="false"/>
    </style:style>
    <style:style style:name="P21" style:family="paragraph" style:parent-style-name="Standard" style:list-style-name="WW8Num5">
      <style:paragraph-properties fo:text-align="start" style:justify-single-word="false"/>
    </style:style>
    <style:style style:name="P22" style:family="paragraph" style:parent-style-name="Standard" style:list-style-name="WW8Num3">
      <style:paragraph-properties fo:margin-left="1.27cm" fo:margin-right="0cm" fo:text-indent="-0.635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Standard" style:list-style-name="WW8Num2">
      <style:paragraph-properties fo:margin-left="1.588cm" fo:margin-right="0cm" fo:text-indent="-0.635cm" style:auto-text-indent="false"/>
      <style:text-properties style:font-name="Times New Roman" fo:font-size="14pt" style:font-size-asian="14pt" style:font-name-complex="Times New Roman" style:font-size-complex="14pt"/>
    </style:style>
    <style:style style:name="P24" style:family="paragraph" style:parent-style-name="Text_20_body" style:list-style-name="WW8Num7">
      <style:paragraph-properties fo:text-align="start" style:justify-single-word="false"/>
    </style:style>
    <style:style style:name="P25" style:family="paragraph" style:parent-style-name="Text_20_body" style:list-style-name="WW8Num7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060df" officeooo:paragraph-rsid="001060df" style:font-size-asian="12pt" style:font-weight-asian="normal" style:font-name-complex="Times New Roman" style:font-size-complex="12pt" style:font-weight-complex="normal"/>
    </style:style>
    <style:style style:name="P27" style:family="paragraph" style:parent-style-name="Heading_20_2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8" style:family="paragraph" style:parent-style-name="Heading_20_2" style:master-page-name="Standard">
      <style:paragraph-properties fo:margin-top="0.423cm" fo:margin-bottom="0.212cm" style:contextual-spacing="false"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6" style:family="text">
      <style:text-properties style:font-name="Times New Roman" fo:font-weight="normal" style:font-weight-asian="normal" style:font-name-complex="Times New Roman" style:font-weight-complex="normal"/>
    </style:style>
    <style:style style:name="T7" style:family="text">
      <style:text-properties style:font-name="Times New Roman" fo:font-weight="normal" officeooo:rsid="00123399" style:font-weight-asian="normal" style:font-name-complex="Times New Roman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18446317175724608" text:style-name="WW8Num1">
        <text:list-item>
          <text:list>
            <text:list-item>
              <text:h text:style-name="P28" text:outline-level="2">Лабораторная работа. Программирование скриптов. Основы программирования BASH и PERL.</text:h>
            </text:list-item>
          </text:list>
        </text:list-item>
      </text:list>
      <text:p text:style-name="P3"/>
      <text:p text:style-name="P9"><text:span text:style-name="T2">Цель работы: </text:span><text:span text:style-name="T4"><text:s/>получить основы программирования скриптов в среде Linux, изучить синтаксис и правила написания скриптов на языках BASH и PERL.</text:span></text:p>
      <text:p text:style-name="P10"/>
      <text:p text:style-name="P11">Теоретические сведения</text:p>
      <text:p text:style-name="P8"/>
      <text:list xml:id="list1968292855733216622" text:style-name="WW8Num3">
        <text:list-item>
          <text:p text:style-name="P22">Лекционный материал</text:p>
        </text:list-item>
        <text:list-item>
          <text:p text:style-name="P22">Advanced Bash Scripting</text:p>
        </text:list-item>
        <text:list-item>
          <text:p text:style-name="P22">perldoc</text:p>
        </text:list-item>
      </text:list>
      <text:p text:style-name="P5"/>
      <text:p text:style-name="P11">Задание</text:p>
      <text:list xml:id="list7606309270328331644" text:style-name="WW8Num2">
        <text:list-item>
          <text:p text:style-name="P23">Изучить и доработать скрипт на языке PERL, который будет работать в режиме сервера и получать данные с удаленного веб сервера по запросу.</text:p>
        </text:list-item>
        <text:list-item>
          <text:p text:style-name="P23"/>
        </text:list-item>
        <text:list-item>
          <text:p text:style-name="P23">Создать скрипт запуска серверного процесса на языке BASH. Скрипт должен поддерживать базовые команды </text:p>
        </text:list-item>
      </text:list>
      <text:list xml:id="list4202496234867363330" text:style-name="WW8Num6">
        <text:list-item>
          <text:p text:style-name="P15">start </text:p>
        </text:list-item>
        <text:list-item>
          <text:p text:style-name="P15">stop</text:p>
        </text:list-item>
        <text:list-item>
          <text:p text:style-name="P15">restart</text:p>
        </text:list-item>
        <text:list-item>
          <text:p text:style-name="P15">status</text:p>
        </text:list-item>
      </text:list>
      <text:p text:style-name="P11"/>
      <text:p text:style-name="P12">Ход работы</text:p>
      <text:list xml:id="list161512892828149" text:continue-list="list7718446317175724608" text:style-name="WW8Num1">
        <text:list-item>
          <text:list>
            <text:list-item>
              <text:h text:style-name="P27" text:outline-level="2">1. Изучение серверного скрипта на PERL</text:h>
            </text:list-item>
          </text:list>
        </text:list-item>
      </text:list>
      <text:list xml:id="list4825100834613698512" text:style-name="WW8Num4">
        <text:list-item>
          <text:p text:style-name="P19"><text:span text:style-name="T4">Сохранить perl файл задания в файл <text:s/></text:span><text:span text:style-name="T3">webreaderd </text:span><text:span text:style-name="T4">в своем домашнем каталоге</text:span><text:span text:style-name="T3">.</text:span></text:p>
        </text:list-item>
        <text:list-item>
          <text:p text:style-name="P19"><text:span text:style-name="T4">Изучить скрипт </text:span><text:span text:style-name="T3">webreaderd</text:span><text:span text:style-name="T4">.</text:span></text:p>
        </text:list-item>
        <text:list-item>
          <text:p text:style-name="P19"><text:span text:style-name="T4">Проверить скрипт на корректность ( </text:span><text:span text:style-name="T3">perl -w</text:span><text:span text:style-name="T4"> ) и работоспособность.</text:span></text:p>
        </text:list-item>
        <text:list-item>
          <text:p text:style-name="P17">Запустить скрипт без демонизации, обратиться к скрипту через сокет и получить данные (команда netcat или просто cat)</text:p>
        </text:list-item>
      </text:list>
      <text:p text:style-name="P4">nc -U /tmp/webreaderd.sock </text:p>
      <text:p text:style-name="P4">cat <text:s/>/tmp/webreaderd.sock</text:p>
      <text:p text:style-name="P3"/>
      <text:p text:style-name="P3">2. Доработка серверного скрипта на PERL</text:p>
      <text:list xml:id="list2177624916370644920" text:style-name="WW8Num8">
        <text:list-item>
          <text:p text:style-name="P20"><text:span text:style-name="T4">Создать конфигурационный файл </text:span><text:span text:style-name="T3">webreaderd.conf</text:span><text:span text:style-name="T4"> в своем домашнем каталоге.</text:span></text:p>
        </text:list-item>
        <text:list-item>
          <text:p text:style-name="P20"><text:span text:style-name="T4">Задать в конфигурационном файле настройки </text:span><text:span text:style-name="T3">URL</text:span><text:span text:style-name="T4"> с которого скрипт будет получать информацию с удаленного сервера.</text:span></text:p>
        </text:list-item>
        <text:list-item>
          <text:p text:style-name="P20"><text:span text:style-name="T4">Доработать скрипт </text:span><text:span text:style-name="T3">webreaderd </text:span><text:span text:style-name="T4">так, чтобы он считывал параметр </text:span><text:span text:style-name="T3">URL</text:span><text:span text:style-name="T4"> из конфигурационного файла</text:span><text:span text:style-name="T3">.</text:span><text:span text:style-name="T1"> </text:span><text:span text:style-name="T3"><text:line-break/></text:span><text:soft-page-break/><text:span text:style-name="T4">Это можно выполнить разными вариантами. Оба подходят.</text:span></text:p>
        </text:list-item>
      </text:list>
      <text:p text:style-name="P13">Вариант а - <text:s/>средствами perl</text:p>
      <text:p text:style-name="P6"><text:tab/>Вариант б - <text:s/>вызовом shell комманды через обратные ковычки и записи <text:tab/>результата в константу.</text:p>
      <text:p text:style-name="P14"/>
      <text:p text:style-name="P8"/>
      <text:list xml:id="list161512019815672" text:continue-list="list161512892828149" text:style-name="WW8Num1">
        <text:list-item>
          <text:list>
            <text:list-item>
              <text:h text:style-name="P27" text:outline-level="2">2. Создание скрипта запуска серверного процесса</text:h>
            </text:list-item>
          </text:list>
        </text:list-item>
      </text:list>
      <text:list xml:id="list2395751815473044525" text:style-name="WW8Num7">
        <text:list-item>
          <text:p text:style-name="P24"><text:span text:style-name="T4">Создайте исполняемый файл с именем </text:span><text:span text:style-name="T3">webreaderd.sh</text:span><text:span text:style-name="T4"> в каталоге скриптов автозапуска системы</text:span></text:p>
        </text:list-item>
        <text:list-item>
          <text:p text:style-name="P25">Создайте символическую ссылку на скрипт, чтобы он запускался на 3 ранлевеле, после всех остальных серверов.</text:p>
        </text:list-item>
        <text:list-item>
          <text:p text:style-name="P24"><text:span text:style-name="T4">Зафиксируйте в отчете вывод команды </text:span><text:span text:style-name="T3">ls -al</text:span><text:span text:style-name="T4"> в обоих директориях</text:span></text:p>
        </text:list-item>
      </text:list>
      <text:p text:style-name="P26">selld@selld-Lenovo-G580:~$ ls /etc/init.d -al </text:p>
      <text:p text:style-name="P26">итого 268 </text:p>
      <text:p text:style-name="P26">drwxr-xr-x <text:s text:c="2"/>2 root root <text:s/>4096 Дек 23 14:47 . </text:p>
      <text:p text:style-name="P26">drwxr-xr-x 146 root root 12288 Дек 23 12:32 .. </text:p>
      <text:p text:style-name="P26">-rwxr-xr-x <text:s text:c="2"/>1 root root <text:s/>2243 Апр <text:s/>3 <text:s/>2014 acpid </text:p>
      <text:p text:style-name="P26">-rwxr-xr-x <text:s text:c="2"/>1 root root <text:s/>2014 Фев 20 <text:s/>2014 anacron </text:p>
      <text:p text:style-name="P26">-rwxr-xr-x <text:s text:c="2"/>1 root root <text:s/>4596 Мар 27 <text:s/>2014 apparmor </text:p>
      <text:p text:style-name="P26">-rwxr-xr-x <text:s text:c="2"/>1 root root <text:s/>2801 Окт 30 22:21 apport </text:p>
      <text:p text:style-name="P26">-rwxr-xr-x <text:s text:c="2"/>1 root root <text:s/>2401 Дек 30 <text:s/>2013 avahi-daemon </text:p>
      <text:p text:style-name="P26">-rwxr-xr-x <text:s text:c="2"/>1 root root <text:s/>1322 Мар 30 <text:s/>2014 binfmt-support </text:p>
      <text:p text:style-name="P26">-rwxr-xr-x <text:s text:c="2"/>1 root root <text:s/>4474 Апр 10 <text:s/>2014 bluetooth </text:p>
      <text:p text:style-name="P26">-rwxr-xr-x <text:s text:c="2"/>1 root root <text:s/>2125 Мар 14 <text:s/>2014 brltty </text:p>
      <text:p text:style-name="P26">-rwxr-xr-x <text:s text:c="2"/>1 root root <text:s/>4542 Янв <text:s/>6 <text:s/>2014 bumblebeed </text:p>
      <text:p text:style-name="P26">-rwxr-xr-x <text:s text:c="2"/>1 root root <text:s/>1919 Янв 18 <text:s/>2011 console-setup </text:p>
      <text:p text:style-name="P26">lrwxrwxrwx <text:s text:c="2"/>1 root root <text:s text:c="3"/>21 Авг 27 04:37 cron -&gt; /lib/init/upstart-job </text:p>
      <text:p text:style-name="P26">-rwxr-xr-x <text:s text:c="2"/>1 root root <text:s/>3184 Апр <text:s/>4 <text:s/>2014 cups </text:p>
      <text:p text:style-name="P26">-rwxr-xr-x <text:s text:c="2"/>1 root root <text:s/>1961 Апр <text:s/>7 <text:s/>2014 cups-browsed </text:p>
      <text:p text:style-name="P26">-rwxr-xr-x <text:s text:c="2"/>1 root root <text:s/>2813 Ноя 25 21:37 dbus </text:p>
      <text:p text:style-name="P26">-rwxr-xr-x <text:s text:c="2"/>1 root root <text:s/>1217 Мар <text:s/>7 <text:s/>2013 dns-clean </text:p>
      <text:p text:style-name="P26">lrwxrwxrwx <text:s text:c="2"/>1 root root <text:s text:c="3"/>21 Авг 27 04:37 friendly-recovery -&gt; /lib/init/upstart-job </text:p>
      <text:p text:style-name="P26">-rwxr-xr-x <text:s text:c="2"/>1 root root <text:s/>1105 Май <text:s/>8 <text:s/>2014 grub-common </text:p>
      <text:p text:style-name="P26">-rwxr-xr-x <text:s text:c="2"/>1 root root <text:s/>1329 Мар 13 <text:s/>2014 halt </text:p>
      <text:p text:style-name="P26">-rwxr-xr-x <text:s text:c="2"/>1 root root <text:s/>1864 Ноя 12 <text:s/>2012 irqbalance </text:p>
      <text:p text:style-name="P26">-rwxr-xr-x <text:s text:c="2"/>1 root root <text:s/>3096 Мар 28 <text:s/>2014 kerneloops </text:p>
      <text:p text:style-name="P26">-rwxr-xr-x <text:s text:c="2"/>1 root root <text:s/>1293 Мар 13 <text:s/>2014 killprocs </text:p>
      <text:p text:style-name="P26"><text:soft-page-break/>-rwxr-xr-x <text:s text:c="2"/>1 root root <text:s/>1990 Янв 22 <text:s/>2013 kmod </text:p>
      <text:p text:style-name="P26">-rw-r--r-- <text:s text:c="2"/>1 root root <text:s text:c="4"/>0 Июл 23 00:58 .legacy-bootordering </text:p>
      <text:p text:style-name="P26">-rwxr-xr-x <text:s text:c="2"/>1 root root <text:s/>3431 Апр <text:s/>8 <text:s/>2014 lightdm </text:p>
      <text:p text:style-name="P26">-rwxr-xr-x <text:s text:c="2"/>1 root root <text:s/>4479 Мар 20 <text:s/>2014 networking </text:p>
      <text:p text:style-name="P26">-rwxr-xr-x <text:s text:c="2"/>1 root root <text:s/>1948 Апр <text:s/>1 <text:s/>2014 nmbd </text:p>
      <text:p text:style-name="P26">-rwxr-xr-x <text:s text:c="2"/>1 root root <text:s/>1292 Мар 13 <text:s/>2014 ondemand </text:p>
      <text:p text:style-name="P26">-rwxr-xr-x <text:s text:c="2"/>1 root root <text:s/>2400 Сен <text:s/>5 15:10 postgresql-9.3 </text:p>
      <text:p text:style-name="P26">-rwxr-xr-x <text:s text:c="2"/>1 root root <text:s text:c="2"/>561 Янв 23 <text:s/>2013 pppd-dns </text:p>
      <text:p text:style-name="P26">-rwxr-xr-x <text:s text:c="2"/>1 root root <text:s/>1192 Май 27 <text:s/>2013 procps </text:p>
      <text:p text:style-name="P26">-rwxr-xr-x <text:s text:c="2"/>1 root root <text:s/>2182 Апр <text:s/>4 <text:s/>2014 pulseaudio </text:p>
      <text:p text:style-name="P26">-rwxr-xr-x <text:s text:c="2"/>1 root root <text:s/>6120 Мар 13 <text:s/>2014 rc </text:p>
      <text:p text:style-name="P26">-rwxr-xr-x <text:s text:c="2"/>1 root root <text:s text:c="2"/>782 Мар 13 <text:s/>2014 rc.local </text:p>
      <text:p text:style-name="P26">-rwxr-xr-x <text:s text:c="2"/>1 root root <text:s text:c="2"/>117 Мар 13 <text:s/>2014 rcS </text:p>
      <text:p text:style-name="P26">-rw-r--r-- <text:s text:c="2"/>1 root root <text:s/>2427 Мар 13 <text:s/>2014 README </text:p>
      <text:p text:style-name="P26">-rwxr-xr-x <text:s text:c="2"/>1 root root <text:s text:c="2"/>639 Мар 13 <text:s/>2014 reboot </text:p>
      <text:p text:style-name="P26">-rwxr-xr-x <text:s text:c="2"/>1 root root <text:s/>2918 Июн 13 <text:s/>2014 resolvconf </text:p>
      <text:p text:style-name="P26">-rwxr-xr-x <text:s text:c="2"/>1 root root <text:s/>4395 Апр 17 <text:s/>2014 rsync </text:p>
      <text:p text:style-name="P26">-rwxr-xr-x <text:s text:c="2"/>1 root root <text:s/>2913 Дек <text:s/>4 <text:s/>2013 rsyslog </text:p>
      <text:p text:style-name="P26">-rwxr-xr-x <text:s text:c="2"/>1 root root <text:s/>1304 Апр <text:s/>1 <text:s/>2014 samba </text:p>
      <text:p text:style-name="P26">-rwxr-xr-x <text:s text:c="2"/>1 root root <text:s/>2299 Апр <text:s/>1 <text:s/>2014 samba-ad-dc </text:p>
      <text:p text:style-name="P26">-rwxr-xr-x <text:s text:c="2"/>1 root root <text:s/>2344 Май <text:s/>9 <text:s/>2014 saned </text:p>
      <text:p text:style-name="P26">-rwxr-xr-x <text:s text:c="2"/>1 root root <text:s/>3920 Мар 13 <text:s/>2014 sendsigs </text:p>
      <text:p text:style-name="P26">-rwxr-xr-x <text:s text:c="2"/>1 root root <text:s text:c="2"/>590 Мар 13 <text:s/>2014 single </text:p>
      <text:p text:style-name="P26">-rw-r--r-- <text:s text:c="2"/>1 root root <text:s/>4290 Мар 13 <text:s/>2014 skeleton </text:p>
      <text:p text:style-name="P26">-rwxr-xr-x <text:s text:c="2"/>1 root root <text:s/>1930 Апр <text:s/>1 <text:s/>2014 smbd </text:p>
      <text:p text:style-name="P26">-rwxr-xr-x <text:s text:c="2"/>1 root root <text:s/>2117 Фев 19 <text:s/>2014 speech-dispatcher </text:p>
      <text:p text:style-name="P26">-rwxr-xr-x <text:s text:c="2"/>1 root root <text:s text:c="2"/>731 Фев <text:s/>5 <text:s/>2014 sudo </text:p>
      <text:p text:style-name="P26">-rwxr-xr-x <text:s text:c="2"/>1 root root <text:s/>6173 Апр 14 <text:s/>2014 udev </text:p>
      <text:p text:style-name="P26">-rwxr-xr-x <text:s text:c="2"/>1 root root <text:s/>2721 Мар 13 <text:s/>2014 umountfs </text:p>
      <text:p text:style-name="P26">-rwxr-xr-x <text:s text:c="2"/>1 root root <text:s/>2260 Мар 13 <text:s/>2014 umountnfs.sh </text:p>
      <text:p text:style-name="P26">-rwxr-xr-x <text:s text:c="2"/>1 root root <text:s/>1872 Мар 13 <text:s/>2014 umountroot </text:p>
      <text:p text:style-name="P26">-rwxr-xr-x <text:s text:c="2"/>1 root root <text:s/>1361 Дек <text:s/>6 <text:s/>2013 unattended-upgrades </text:p>
      <text:p text:style-name="P26">-rwxr-xr-x <text:s text:c="2"/>1 root root <text:s/>3111 Мар 13 <text:s/>2014 urandom </text:p>
      <text:p text:style-name="P26">-rwxr-xr-x <text:s text:c="2"/>1 root root <text:s/>6138 Апр <text:s/>5 <text:s/>2014 virtualbox </text:p>
      <text:p text:style-name="P2"><text:span text:style-name="T6">-rw</text:span><text:span text:style-name="T7">x</text:span><text:span text:style-name="T6">r-</text:span><text:span text:style-name="T7">x</text:span><text:span text:style-name="T6">r-</text:span><text:span text:style-name="T7">x</text:span><text:span text:style-name="T6"> <text:s text:c="2"/>1 root root <text:s text:c="4"/>0 Дек 23 14:47 webreaderd.sh </text:span></text:p>
      <text:p text:style-name="P26">-rwxr-xr-x <text:s text:c="2"/>1 root root <text:s/>1665 Апр <text:s/>1 <text:s/>2014 winbind </text:p>
      <text:p text:style-name="P26">-rwxr-xr-x <text:s text:c="2"/>1 root root <text:s/>2666 Сен 25 <text:s/>2013 x11-common </text:p>
      <text:p text:style-name="P26"><text:soft-page-break/>selld@selld-Lenovo-G580:~$ ls /etc/rc3.d -al </text:p>
      <text:p text:style-name="P26">итого 20 </text:p>
      <text:p text:style-name="P26">drwxr-xr-x <text:s text:c="2"/>2 root root <text:s/>4096 Дек 23 14:49 . </text:p>
      <text:p text:style-name="P26">drwxr-xr-x 146 root root 12288 Дек 23 12:32 .. </text:p>
      <text:p text:style-name="P26">-rw-r--r-- <text:s text:c="2"/>1 root root <text:s text:c="2"/>677 Мар 13 <text:s/>2014 README </text:p>
      <text:p text:style-name="P26">lrwxrwxrwx <text:s text:c="2"/>1 root root <text:s text:c="3"/>20 Авг 27 04:37 S20kerneloops -&gt; ../init.d/kerneloops </text:p>
      <text:p text:style-name="P26">lrwxrwxrwx <text:s text:c="2"/>1 root root <text:s text:c="3"/>24 Сен <text:s/>5 15:10 S20postgresql-9.3 -&gt; ../init.d/postgresql-9.3 </text:p>
      <text:p text:style-name="P26">lrwxrwxrwx <text:s text:c="2"/>1 root root <text:s text:c="3"/>15 Авг 27 04:37 S20rsync -&gt; ../init.d/rsync </text:p>
      <text:p text:style-name="P26">lrwxrwxrwx <text:s text:c="2"/>1 root root <text:s text:c="3"/>27 Авг 27 04:37 S20speech-dispatcher -&gt; ../init.d/speech-dispatcher </text:p>
      <text:p text:style-name="P26">lrwxrwxrwx <text:s text:c="2"/>1 root root <text:s text:c="3"/>20 Сен 30 14:52 S20virtualbox -&gt; ../init.d/virtualbox </text:p>
      <text:p text:style-name="P26">lrwxrwxrwx <text:s text:c="2"/>1 root root <text:s text:c="3"/>15 Авг 27 04:37 S50saned -&gt; ../init.d/saned </text:p>
      <text:p text:style-name="P26">lrwxrwxrwx <text:s text:c="2"/>1 root root <text:s text:c="3"/>19 Авг 27 04:37 S70dns-clean -&gt; ../init.d/dns-clean </text:p>
      <text:p text:style-name="P26">lrwxrwxrwx <text:s text:c="2"/>1 root root <text:s text:c="3"/>18 Авг 27 04:37 S70pppd-dns -&gt; ../init.d/pppd-dns </text:p>
      <text:p text:style-name="P26">lrwxrwxrwx <text:s text:c="2"/>1 root root <text:s text:c="3"/>21 Авг 27 04:37 S99grub-common -&gt; ../init.d/grub-common </text:p>
      <text:p text:style-name="P26">lrwxrwxrwx <text:s text:c="2"/>1 root root <text:s text:c="3"/>18 Авг 27 04:37 S99ondemand -&gt; ../init.d/ondemand </text:p>
      <text:p text:style-name="P26">lrwxrwxrwx <text:s text:c="2"/>1 root root <text:s text:c="3"/>18 Авг 27 04:37 S99rc.local -&gt; ../init.d/rc.local </text:p>
      <text:p text:style-name="P26">lrwxrwxrwx <text:s text:c="2"/>1 root root <text:s text:c="3"/>25 Дек 23 14:49 S99webreaderd -&gt; /etc/init.d/webreaderd.sh </text:p>
      <text:list xml:id="list161513775310287" text:continue-numbering="true" text:style-name="WW8Num7">
        <text:list-item>
          <text:p text:style-name="P25">Создайте в скрипте функцию разбора параметров командной строки.</text:p>
        </text:list-item>
        <text:list-item>
          <text:p text:style-name="P24"><text:span text:style-name="T4">Создайте case который, <text:s/>в зависимости от введенного параметра, будет вызывать внутренние функции </text:span><text:span text:style-name="T3">start(), stop(), restart(), reload(), status()</text:span></text:p>
        </text:list-item>
        <text:list-item>
          <text:p text:style-name="P25">В случае отсутствия параметров или наличии более одного параметра скрипт должен выдавать ошибку и usage.</text:p>
        </text:list-item>
        <text:list-item>
          <text:p text:style-name="P24"><text:span text:style-name="T4">Создайте функцию </text:span><text:span text:style-name="T3">start()</text:span><text:span text:style-name="T4">, которая будет запускать серверный скрипт </text:span><text:span text:style-name="T3">webreaderd</text:span><text:span text:style-name="T4"> с сохранением PID-а процесса в файл </text:span><text:span text:style-name="T3">/var/run/webreaderd.pid</text:span></text:p>
        </text:list-item>
        <text:list-item>
          <text:p text:style-name="P24"><text:span text:style-name="T4">Создайте функцию </text:span><text:span text:style-name="T3">stop()</text:span><text:span text:style-name="T4"> которая будет посылать сигнал завершения серверному скрипту </text:span><text:span text:style-name="T3">webreaderd </text:span><text:span text:style-name="T4">и корректно завершать работу (удалять pid файл например).</text:span></text:p>
        </text:list-item>
        <text:list-item>
          <text:p text:style-name="P24"><text:span text:style-name="T4">Создайте функцию </text:span><text:span text:style-name="T3">restart() </text:span><text:span text:style-name="T4">выполняющую перезапуск сервера </text:span><text:span text:style-name="T3">webreaderd</text:span><text:span text:style-name="T4">.</text:span></text:p>
        </text:list-item>
        <text:list-item>
          <text:p text:style-name="P24"><text:span text:style-name="T4">* Создайте функцию </text:span><text:span text:style-name="T3">reload() </text:span><text:span text:style-name="T4">заставляющую </text:span><text:span text:style-name="T3">webreaderd</text:span><text:span text:style-name="T4"> перечитать конфигурационный файл.</text:span></text:p>
        </text:list-item>
        <text:list-item>
          <text:p text:style-name="P24"><text:span text:style-name="T4">Создайте функцию</text:span><text:span text:style-name="T3"> status() </text:span><text:span text:style-name="T4">выдающую текущий статус серверного процесса</text:span><text:span text:style-name="T3"> webreaderd</text:span><text:span text:style-name="T4"> (запущен, остановлен, отвалился)</text:span></text:p>
        </text:list-item>
        <text:list-item>
          <text:p text:style-name="P24"><text:span text:style-name="T5"><text:s/></text:span><text:span text:style-name="T4">Подумайте какие исключительные ситуации могут возникать при запуске функций скрипта </text:span><text:span text:style-name="T3">webreaderd.sh </text:span><text:span text:style-name="T4">и как их можно отследить или избежать (например, контроль работы только одного процесса </text:span><text:span text:style-name="T3">webreaderd</text:span><text:span text:style-name="T4">). Доработайте скрипт webreaderd.sh обработкой исключительных ситуаций.</text:span></text:p>
        </text:list-item>
        <text:list-item>
          <text:p text:style-name="P24"><text:soft-page-break/><text:span text:style-name="T4">Зафиксируйте в отчете получившийся скрипт </text:span><text:span text:style-name="T3">webreaderd.sh</text:span></text:p>
        </text:list-item>
      </text:list>
      <text:p text:style-name="P1"/>
      <text:p text:style-name="P6"/>
      <text:p text:style-name="P7">* Задание для тех,кто хочет более детально разобраться в программировании на perl и основы межпроцессного взаимодействия (посылка и получение сигналов)</text:p>
      <text:p text:style-name="P7"/>
      <text:p text:style-name="P3">Задание для самостоятельной работы:</text:p>
      <text:list xml:id="list4147066577900706483" text:style-name="WW8Num5">
        <text:list-item>
          <text:p text:style-name="P21"><text:span text:style-name="T4">Выполнить перезапуск системы, проверить автозапуск серверного процесса </text:span><text:span text:style-name="T3">webreaderd</text:span><text:span text:style-name="T4">.</text:span></text:p>
        </text:list-item>
        <text:list-item>
          <text:p text:style-name="P21"><text:span text:style-name="T4">Выполнить проверку всех функций скрипта запуска </text:span><text:span text:style-name="T3">webreaders.sh</text:span></text:p>
        </text:list-item>
      </text:list>
      <text:p text:style-name="P16"/>
      <text:p text:style-name="P18">#!/usr/bin/perl</text:p>
      <text:p text:style-name="P18"/>
      <text:p text:style-name="P18"/>
      <text:p text:style-name="P18">use strict;</text:p>
      <text:p text:style-name="P18">use warnings;</text:p>
      <text:p text:style-name="P18"/>
      <text:p text:style-name="P18"/>
      <text:p text:style-name="P18">use POSIX qw(setsid);</text:p>
      <text:p text:style-name="P18">use File::Basename;</text:p>
      <text:p text:style-name="P18">use IO::Socket::UNIX;</text:p>
      <text:p text:style-name="P18">use Data::Dumper;</text:p>
      <text:p text:style-name="P18"/>
      <text:p text:style-name="P18"/>
      <text:p text:style-name="P18">use constant {</text:p>
      <text:p text:style-name="P18"><text:s text:c="4"/>SRV_SOCKET <text:s text:c="9"/>=&gt; '/tmp/webreaderd.sock',</text:p>
      <text:p text:style-name="P18"><text:s text:c="4"/>SRV_SOCKET_PERMS <text:s text:c="3"/>=&gt; 0664,</text:p>
      <text:p text:style-name="P18"><text:s text:c="4"/>SRV_LOG <text:s text:c="12"/>=&gt; '/tmp/webreaderd.log',</text:p>
      <text:p text:style-name="P18"><text:s text:c="4"/>SRV_CONFIG <text:s text:c="9"/>=&gt; '/home/selld/webreaderd.conf',</text:p>
      <text:p text:style-name="P18"><text:s text:c="4"/>BASH_ORG_RU <text:s text:c="8"/>=&gt; 'http://bash.im/rss/',</text:p>
      <text:p text:style-name="P18">};</text:p>
      <text:p text:style-name="P18"/>
      <text:p text:style-name="P18"># use sigtrap 'handler', \&amp;read_config, HUP;</text:p>
      <text:p text:style-name="P18"/>
      <text:p text:style-name="P18"/>
      <text:p text:style-name="P18">my $daemon_mode = 0;</text:p>
      <text:p text:style-name="P18">my @citations <text:s text:c="2"/>= ();</text:p>
      <text:p text:style-name="P18"/>
      <text:p text:style-name="P18">my $request_type = "bus_station";</text:p>
      <text:p text:style-name="P18"/>
      <text:p text:style-name="P18">sub main {</text:p>
      <text:p text:style-name="P18"/>
      <text:p text:style-name="P18"><text:s text:c="4"/>$daemon_mode = grep('/(\-d|\-\-daemonize)/', @ARGV) ? 1 : 0;</text:p>
      <text:p text:style-name="P18"/>
      <text:p text:style-name="P18"><text:s text:c="4"/>if ( $daemon_mode ) {</text:p>
      <text:p text:style-name="P18"><text:s text:c="8"/>daemonize();</text:p>
      <text:p text:style-name="P18"><text:s text:c="4"/>}</text:p>
      <text:p text:style-name="P18"/>
      <text:p text:style-name="P18"><text:soft-page-break/><text:s text:c="4"/>run_server();</text:p>
      <text:p text:style-name="P18"/>
      <text:p text:style-name="P18"><text:s text:c="4"/>exit(0);</text:p>
      <text:p text:style-name="P18">}</text:p>
      <text:p text:style-name="P18"/>
      <text:p text:style-name="P18">sub read_config(){</text:p>
      <text:p text:style-name="P18"><text:s text:c="4"/>if ( ! -e(SRV_CONFIG) ) {</text:p>
      <text:p text:style-name="P18"><text:s text:c="8"/>die("no config file");</text:p>
      <text:p text:style-name="P18"><text:s text:c="4"/>}</text:p>
      <text:p text:style-name="P18"/>
      <text:p text:style-name="P18"><text:s text:c="4"/>open(my $fd, "&lt;", SRV_CONFIG) || die("open config file error: $!");</text:p>
      <text:p text:style-name="P18"/>
      <text:p text:style-name="P18"><text:s text:c="4"/>$request_type = readline($fd) || die("read error: $!");</text:p>
      <text:p text:style-name="P18"/>
      <text:p text:style-name="P18"><text:s text:c="4"/>close($fd);</text:p>
      <text:p text:style-name="P18">}</text:p>
      <text:p text:style-name="P18"/>
      <text:p text:style-name="P18">$SIG{HUP} = 'read_config';</text:p>
      <text:p text:style-name="P18"/>
      <text:p text:style-name="P18">sub run_server {</text:p>
      <text:p text:style-name="P18"/>
      <text:p text:style-name="P18"><text:s text:c="4"/>read_config();</text:p>
      <text:p text:style-name="P18"/>
      <text:p text:style-name="P18"><text:s text:c="4"/>if ( -e(SRV_SOCKET) ) {</text:p>
      <text:p text:style-name="P18"><text:s text:c="8"/>unlink(SRV_SOCKET) || die("unlink failed: $!");</text:p>
      <text:p text:style-name="P18"><text:s text:c="4"/>}</text:p>
      <text:p text:style-name="P18"/>
      <text:p text:style-name="P18"><text:s text:c="4"/>my $srv = IO::Socket::UNIX-&gt;new(</text:p>
      <text:p text:style-name="P18"><text:s text:c="8"/>'Type' <text:s/>=&gt; SOCK_STREAM,</text:p>
      <text:p text:style-name="P18"><text:s text:c="8"/>'Local' =&gt; SRV_SOCKET,</text:p>
      <text:p text:style-name="P18"><text:s text:c="8"/>'Listen'=&gt; 1,</text:p>
      <text:p text:style-name="P18"><text:s text:c="4"/>) || die("can't create server socket: $!");</text:p>
      <text:p text:style-name="P18"/>
      <text:p text:style-name="P18"><text:s text:c="4"/>chmod(SRV_SOCKET_PERMS, SRV_SOCKET) || die("can't set socket permissions: $!");</text:p>
      <text:p text:style-name="P18"/>
      <text:p text:style-name="P18"><text:s text:c="4"/>$srv-&gt;autoflush(1);</text:p>
      <text:p text:style-name="P18"><text:s text:c="4"/>printf(STDERR "[%s] ready to serve requests\n", basename($0));</text:p>
      <text:p text:style-name="P18"/>
      <text:p text:style-name="P18"><text:s text:c="4"/>while ( my $client = $srv-&gt;accept() ) {</text:p>
      <text:p text:style-name="P18"><text:s text:c="8"/>print(STDERR "accepted new client\n");</text:p>
      <text:p text:style-name="P18"><text:s text:c="8"/>serve_client($client);</text:p>
      <text:p text:style-name="P18"><text:s text:c="4"/>}</text:p>
      <text:p text:style-name="P18"/>
      <text:p text:style-name="P18"><text:s text:c="4"/>close($srv);</text:p>
      <text:p text:style-name="P18"/>
      <text:p text:style-name="P18"><text:s text:c="4"/>return 0;</text:p>
      <text:p text:style-name="P18">}</text:p>
      <text:p text:style-name="P18"/>
      <text:p text:style-name="P18"/>
      <text:p text:style-name="P18">sub daemonize {</text:p>
      <text:p text:style-name="P18"/>
      <text:p text:style-name="P18"><text:s text:c="4"/>chdir('/') || die("can't change directory to /: $!");</text:p>
      <text:p text:style-name="P18"><text:soft-page-break/><text:s text:c="4"/>open(STDIN, <text:s/>"&lt; /dev/null") || die("can't read /dev/null: $!");</text:p>
      <text:p text:style-name="P18"><text:s text:c="4"/>open(STDOUT, "&gt;", SRV_LOG) || die("can't read /dev/null: $!");</text:p>
      <text:p text:style-name="P18"/>
      <text:p text:style-name="P18"><text:s text:c="4"/>my $pid = fork();</text:p>
      <text:p text:style-name="P18"/>
      <text:p text:style-name="P18"><text:s text:c="4"/>if ( ! defined($pid) ) {</text:p>
      <text:p text:style-name="P18"><text:s text:c="8"/>die("can't fork: $!");</text:p>
      <text:p text:style-name="P18"><text:s text:c="4"/>}</text:p>
      <text:p text:style-name="P18"><text:s text:c="4"/>elsif ( $pid &gt; 0 ) {</text:p>
      <text:p text:style-name="P18"><text:s text:c="8"/>exit(0);</text:p>
      <text:p text:style-name="P18"><text:s text:c="4"/>}</text:p>
      <text:p text:style-name="P18"><text:s text:c="4"/>else {</text:p>
      <text:p text:style-name="P18"/>
      <text:p text:style-name="P18"><text:s text:c="8"/>if ( setsid() == -1 ) {</text:p>
      <text:p text:style-name="P18"><text:s text:c="12"/>die("can't start new process session: $!");</text:p>
      <text:p text:style-name="P18"><text:s text:c="8"/>}</text:p>
      <text:p text:style-name="P18"/>
      <text:p text:style-name="P18"><text:s text:c="8"/>open(STDERR, "&gt;&amp;STDOUT") || die("can't dup STDOUT: $!");</text:p>
      <text:p text:style-name="P18"><text:s text:c="4"/>}</text:p>
      <text:p text:style-name="P18"/>
      <text:p text:style-name="P18"><text:s text:c="4"/>printf(STDERR "[%s] daemon started\n", basename($0));</text:p>
      <text:p text:style-name="P18"><text:s text:c="4"/>return ;</text:p>
      <text:p text:style-name="P18">}</text:p>
      <text:p text:style-name="P18"/>
      <text:p text:style-name="P18"/>
      <text:p text:style-name="P18">sub serve_client {</text:p>
      <text:p text:style-name="P18"><text:s text:c="4"/>my($client) = $_[0];</text:p>
      <text:p text:style-name="P18"/>
      <text:p text:style-name="P18"><text:s text:c="4"/>my $coord = readline($client);</text:p>
      <text:p text:style-name="P18"/>
      <text:p text:style-name="P18"><text:s text:c="4"/>chomp($coord);</text:p>
      <text:p text:style-name="P18"/>
      <text:p text:style-name="P18"><text:s text:c="4"/>my @coord_vector = split(/ /, $coord);</text:p>
      <text:p text:style-name="P18"/>
      <text:p text:style-name="P18"><text:s text:c="4"/>my $url = "https://maps.googleapis.com/maps/api/place/nearbysearch/json?location=%s,%s&amp;types=%s&amp;radius=30000&amp;sensor=false&amp;key=AIzaSyCJvdZFeO2ExJvDsmbDaHdHQUfWDntW9wk";</text:p>
      <text:p text:style-name="P18"><text:s text:c="4"/></text:p>
      <text:p text:style-name="P18"><text:s text:c="4"/>$url = sprintf($url, $coord_vector[0], $coord_vector[1], $request_type);</text:p>
      <text:p text:style-name="P18"><text:s text:c="4"/></text:p>
      <text:p text:style-name="P18"><text:s text:c="4"/>my $shell_command = 'curl -s -H "Content-Type: application/json" "%s" 1&gt;/home/selld/tmp 2&gt;/dev/null';</text:p>
      <text:p text:style-name="P18"><text:s text:c="4"/></text:p>
      <text:p text:style-name="P18"><text:s text:c="4"/>$shell_command = sprintf($shell_command, $url);</text:p>
      <text:p text:style-name="P18"><text:s text:c="4"/></text:p>
      <text:p text:style-name="P18"><text:s text:c="4"/>qx($shell_command);</text:p>
      <text:p text:style-name="P18"><text:s text:c="4"/></text:p>
      <text:p text:style-name="P18"><text:s text:c="4"/>my $vicinity = qx(grep vicinity ~/tmp | cut -f 2 -d ':');</text:p>
      <text:p text:style-name="P18"><text:s text:c="4"/>my $name = qx(grep name ~/tmp | cut -f 2 -d ':');</text:p>
      <text:p text:style-name="P18"><text:s text:c="4"/></text:p>
      <text:p text:style-name="P18"><text:s text:c="4"/>my @vicinity_vec = split(/\n/, $vicinity);</text:p>
      <text:p text:style-name="P18"><text:s text:c="4"/>my @name_vec = split(/\n/, $name);</text:p>
      <text:p text:style-name="P18"><text:soft-page-break/><text:s text:c="4"/></text:p>
      <text:p text:style-name="P18"><text:s text:c="4"/>for (my $i = 0; $i &lt; scalar(@name_vec); $i++) {</text:p>
      <text:p text:style-name="P18"><text:s text:c="8"/>printf($client "Название заведения: %s\nАдрес заведения: %s\n\n", $name_vec[$i], $vicinity_vec[$i]);</text:p>
      <text:p text:style-name="P18"><text:s text:c="4"/>}</text:p>
      <text:p text:style-name="P18"><text:s text:c="4"/></text:p>
      <text:p text:style-name="P18"><text:s text:c="4"/>close($client);</text:p>
      <text:p text:style-name="P18"><text:s text:c="4"/>return;</text:p>
      <text:p text:style-name="P18">}</text:p>
      <text:p text:style-name="P18"/>
      <text:p text:style-name="P18">main();</text:p>
      <text:p text:style-name="P18"/>
      <text:p text:style-name="P18">Скрипт инициализации</text:p>
      <text:p text:style-name="P18">#/bin/bash</text:p>
      <text:p text:style-name="P18"/>
      <text:p text:style-name="P18">parse_argv() {</text:p>
      <text:p text:style-name="P18"><text:tab/>echo $x</text:p>
      <text:p text:style-name="P18">}</text:p>
      <text:p text:style-name="P18"/>
      <text:p text:style-name="P18">pid_file="/var/run/webreaderd.pid"</text:p>
      <text:p text:style-name="P18">daemon="/home/selld/code/sysprog/webreader.pl"</text:p>
      <text:p text:style-name="P18"/>
      <text:p text:style-name="P18">start() {</text:p>
      <text:p text:style-name="P18"/>
      <text:p text:style-name="P18"><text:tab/>if [ ! -f $daemon ]; then</text:p>
      <text:p text:style-name="P18"><text:tab/><text:tab/>echo $daemon does not exists</text:p>
      <text:p text:style-name="P18"><text:tab/><text:tab/>exit 1</text:p>
      <text:p text:style-name="P18"><text:tab/>fi</text:p>
      <text:p text:style-name="P18"/>
      <text:p text:style-name="P18"><text:tab/>if [ $(ps aux | grep "webreader.pl" -c) -ge 2 ]; then </text:p>
      <text:p text:style-name="P18"><text:tab/><text:tab/>echo webreaderd has already started</text:p>
      <text:p text:style-name="P18"><text:tab/><text:tab/>exit 2</text:p>
      <text:p text:style-name="P18"><text:tab/>fi</text:p>
      <text:p text:style-name="P18"/>
      <text:p text:style-name="P18"><text:tab/>perl -w $daemon -d</text:p>
      <text:p text:style-name="P18"/>
      <text:p text:style-name="P18"><text:tab/>pid=$( ps aux | grep webreader.pl | xargs | cut -d ' ' -f 2)</text:p>
      <text:p text:style-name="P18"/>
      <text:p text:style-name="P18"><text:tab/>echo $pid &gt; $pid_file</text:p>
      <text:p text:style-name="P18">}</text:p>
      <text:p text:style-name="P18"/>
      <text:p text:style-name="P18">stop() {</text:p>
      <text:p text:style-name="P18"/>
      <text:p text:style-name="P18"><text:tab/>if [ ! -f $pid_file ]; then</text:p>
      <text:p text:style-name="P18"><text:tab/><text:tab/>echo cannot stop, $pid_file does not exists </text:p>
      <text:p text:style-name="P18"><text:tab/><text:tab/>exit 3</text:p>
      <text:p text:style-name="P18"><text:tab/>fi</text:p>
      <text:p text:style-name="P18"/>
      <text:p text:style-name="P18"><text:tab/>read pid &lt; $pid_file</text:p>
      <text:p text:style-name="P18"/>
      <text:p text:style-name="P18"><text:tab/>if [ 1 -eq $(ps aux | grep $pid -c) ]; then</text:p>
      <text:p text:style-name="P18"><text:tab/><text:tab/>echo cannot stop webreader, $pid does not exists</text:p>
      <text:p text:style-name="P18"><text:soft-page-break/><text:tab/><text:tab/>exit 4</text:p>
      <text:p text:style-name="P18"><text:tab/>fi</text:p>
      <text:p text:style-name="P18"/>
      <text:p text:style-name="P18"><text:tab/># echo $pid</text:p>
      <text:p text:style-name="P18"/>
      <text:p text:style-name="P18"><text:tab/>kill -s TERM $pid</text:p>
      <text:p text:style-name="P18"><text:tab/>rm $pid_file</text:p>
      <text:p text:style-name="P18">}</text:p>
      <text:p text:style-name="P18"/>
      <text:p text:style-name="P18">restart() {</text:p>
      <text:p text:style-name="P18"><text:tab/>stop</text:p>
      <text:p text:style-name="P18"><text:tab/>start</text:p>
      <text:p text:style-name="P18">}</text:p>
      <text:p text:style-name="P18"/>
      <text:p text:style-name="P18"/>
      <text:p text:style-name="P18">status() {</text:p>
      <text:p text:style-name="P18"/>
      <text:p text:style-name="P18"><text:tab/>if [ -f $pid_file ]; then</text:p>
      <text:p text:style-name="P18"/>
      <text:p text:style-name="P18"><text:tab/><text:tab/>read pid &lt; $pid_file</text:p>
      <text:p text:style-name="P18"><text:tab/><text:tab/></text:p>
      <text:p text:style-name="P18"><text:tab/><text:tab/>if [ 2 -eq $(ps aux | grep $pid -c) ]; then </text:p>
      <text:p text:style-name="P18"><text:tab/><text:tab/><text:tab/>echo is running</text:p>
      <text:p text:style-name="P18"><text:tab/><text:tab/><text:tab/>exit 0</text:p>
      <text:p text:style-name="P18"><text:tab/><text:tab/>else</text:p>
      <text:p text:style-name="P18"><text:tab/><text:tab/><text:tab/>echo crashed</text:p>
      <text:p text:style-name="P18"><text:tab/><text:tab/><text:tab/>exit 0</text:p>
      <text:p text:style-name="P18"><text:tab/><text:tab/>fi</text:p>
      <text:p text:style-name="P18"/>
      <text:p text:style-name="P18"><text:tab/>else</text:p>
      <text:p text:style-name="P18"/>
      <text:p text:style-name="P18"><text:tab/><text:tab/>if [ $(ps aux | grep "webreader.pl" -c) -ge 2 ]; then </text:p>
      <text:p text:style-name="P18"><text:tab/><text:tab/><text:tab/>echo webreader is running but pid file is deleted</text:p>
      <text:p text:style-name="P18"><text:tab/><text:tab/><text:tab/>exit 0</text:p>
      <text:p text:style-name="P18"><text:tab/><text:tab/>else</text:p>
      <text:p text:style-name="P18"><text:tab/><text:tab/><text:tab/>echo webreader is not running</text:p>
      <text:p text:style-name="P18"><text:tab/><text:tab/><text:tab/>exit 0</text:p>
      <text:p text:style-name="P18"><text:tab/><text:tab/>fi</text:p>
      <text:p text:style-name="P18"><text:tab/>fi</text:p>
      <text:p text:style-name="P18">}</text:p>
      <text:p text:style-name="P18"/>
      <text:p text:style-name="P18">main() {</text:p>
      <text:p text:style-name="P18"><text:tab/>command=$(parse_argv)</text:p>
      <text:p text:style-name="P18"/>
      <text:p text:style-name="P18"><text:tab/>case $command in</text:p>
      <text:p text:style-name="P18"><text:tab/><text:tab/>start )</text:p>
      <text:p text:style-name="P18"><text:tab/><text:tab/><text:tab/>start</text:p>
      <text:p text:style-name="P18"><text:tab/><text:tab/><text:tab/>;;</text:p>
      <text:p text:style-name="P18"><text:tab/><text:tab/>stop )</text:p>
      <text:p text:style-name="P18"><text:tab/><text:tab/><text:tab/>stop</text:p>
      <text:p text:style-name="P18"><text:tab/><text:tab/><text:tab/>;;</text:p>
      <text:p text:style-name="P18"><text:tab/><text:tab/>restart )</text:p>
      <text:p text:style-name="P18"><text:soft-page-break/><text:tab/><text:tab/><text:tab/>restart</text:p>
      <text:p text:style-name="P18"><text:tab/><text:tab/><text:tab/>;;</text:p>
      <text:p text:style-name="P18"><text:tab/><text:tab/>reload )</text:p>
      <text:p text:style-name="P18"><text:tab/><text:tab/><text:tab/>reload</text:p>
      <text:p text:style-name="P18"><text:tab/><text:tab/><text:tab/>;;</text:p>
      <text:p text:style-name="P18"><text:tab/><text:tab/>status )</text:p>
      <text:p text:style-name="P18"><text:tab/><text:tab/><text:tab/>status</text:p>
      <text:p text:style-name="P18"><text:tab/><text:tab/><text:tab/>;;</text:p>
      <text:p text:style-name="P18"><text:tab/><text:tab/>* )</text:p>
      <text:p text:style-name="P18"><text:tab/><text:tab/><text:tab/>echo wrong argument $command</text:p>
      <text:p text:style-name="P18"><text:tab/><text:tab/><text:tab/>echo "usage: $@ (start | stop | restart | reload | status)"</text:p>
      <text:p text:style-name="P18"><text:tab/><text:tab/><text:tab/>exit 5</text:p>
      <text:p text:style-name="P18"><text:tab/><text:tab/><text:tab/>;;</text:p>
      <text:p text:style-name="P18"><text:tab/>esac</text:p>
      <text:p text:style-name="P18">}</text:p>
      <text:p text:style-name="P18"/>
      <text:p text:style-name="P18">x=$1</text:p>
      <text:p text:style-name="P18">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Symbol" svg:font-family="Symbol"/>
    <style:font-face style:name="DejaVu Sans1" svg:font-family="'DejaVu Sans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DejaVu Sans" style:font-family-complex="'DejaVu Sans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1" style:class="text">
      <style:text-properties style:font-name="Liberation Serif1" fo:font-family="'Liberation Serif', 'Times New Roman'" style:font-family-generic="roman" style:font-pitch="variable" fo:font-size="24pt" fo:font-weight="bold" style:font-name-asian="DejaVu Sans" style:font-family-asian="'DejaVu Sans'" style:font-pitch-asian="variable" style:font-size-asian="24pt" style:font-weight-asian="bold" style:font-name-complex="DejaVu Sans" style:font-family-complex="'DejaVu Sans'" style:font-pitch-complex="variable" style:font-size-complex="24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list-style-name="WW8Num1" style:class="text">
      <style:text-properties style:font-name="Liberation Serif1" fo:font-family="'Liberation Serif', 'Times New Roman'" style:font-family-generic="roman" style:font-pitch="variable" fo:font-size="18pt" fo:font-weight="bold" style:font-name-asian="DejaVu Sans" style:font-family-asian="'DejaVu Sans'" style:font-pitch-asian="variable" style:font-size-asian="18pt" style:font-weight-asian="bold" style:font-name-complex="DejaVu Sans" style:font-family-complex="'DejaVu Sans'" style:font-pitch-complex="variable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list-style-name="WW8Num1" style:class="text"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DejaVu Sans" style:font-family-complex="'DejaVu Sans'" style:font-pitch-complex="variable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Preformatted_20_Text_20__28_user_29_" style:display-name="Preformatted Text (user)" style:family="paragraph" style:parent-style-name="Standard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DejaVu Sans1" style:font-family-asian="'DejaVu Sans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-complex="Times New Roman" style:font-family-complex="'Times New Roman'" style:font-family-generic-complex="roman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-complex="Times New Roman" style:font-family-complex="'Times New Roman'" style:font-family-generic-complex="roman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_20__28_user_29_" style:display-name="Source Text (user)" style:family="text">
      <style:text-properties style:font-name="DejaVu Sans Mono" fo:font-family="'DejaVu Sans Mono'" style:font-family-generic="modern" style:font-name-asian="DejaVu Sans1" style:font-family-asian="'DejaVu Sans'" style:font-family-generic-asian="modern" style:font-name-complex="DejaVu Sans Mono" style:font-family-complex="'DejaVu Sans Mono'" style:font-family-generic-complex="modern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9T10:28:57</meta:creation-date>
    <dc:date>2014-12-29T16:15:11.565013900</dc:date>
    <meta:editing-duration>P23DT22H31M24S</meta:editing-duration>
    <meta:generator>LibreOffice/4.2.7.2$Linux_X86_64 LibreOffice_project/420m0$Build-2</meta:generator>
    <meta:editing-cycles>3</meta:editing-cycles>
    <meta:document-statistic meta:table-count="0" meta:image-count="0" meta:object-count="0" meta:page-count="10" meta:paragraph-count="314" meta:word-count="1776" meta:character-count="12203" meta:non-whitespace-character-count="9778"/>
  </office:meta>
</office:document-meta>
</file>